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 fo:font-size="8pt" style:font-size-asian="8pt" style:font-size-complex="8pt"/>
    </style:style>
    <style:style style:name="ce3" style:family="table-cell" style:parent-style-name="Default">
      <style:text-properties fo:color="#800000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We can have a global graph containing the graph of the current state, avoids passing graph as an paramet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nerating walls for all positions for now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Game poori khelni hai??? that means there is an option to don't make any move (optional move) ???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7"/>
          <table:table-cell office:value-type="string" calcext:value-type="string">
            <text:p>test pruning working prope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7"/>
          <table:table-cell office:value-type="string" calcext:value-type="string">
            <text:p>test jump logic working properly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Test both the scenarios thoroughly : me being 1<text:span text:style-name="T1">st</text:span> player, 2<text:span text:style-name="T1">nd</text:span> player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riable coffiecient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art configuration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02:58:43.754129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4T03:42:49.056213738</dc:date>
    <meta:editing-duration>PT1H5M1S</meta:editing-duration>
    <meta:editing-cycles>15</meta:editing-cycles>
    <meta:generator>LibreOffice/4.3.3.2$Linux_X86_64 LibreOffice_project/430m0$Build-2</meta:generator>
    <meta:document-statistic meta:table-count="1" meta:cell-count="16" meta:object-count="0"/>
  </office:meta>
</office:document-meta>
</file>